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5-01-02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4-01-0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3-01-0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2-01-0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1-01-0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0-02-18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20-01-0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8-01-0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7-01-03 18:5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6-01-02 18:4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5-01-02 18:59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4-01-02 21:19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3-01-02 21:36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2-01-03 22:5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2-01-03 21:3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1-01-03 20:0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10-01-02 20:1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9-01-04 21:1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8-01-03 19:1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7-04-02 18:4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6-01-04 21:1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5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5-01-09 00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4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4-01-08 15:0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3-01-09 14:2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2-01-10 20:4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1-01-10 14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2000-01-06 17:2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9-01-05 23:28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8-01-22 22:2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22101084901</text:p>
          </table:table-cell>
          <table:table-cell office:value-type="string" calcext:value-type="string">
            <text:p>1984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